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2cm" svg:stroke-color="#ff950e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803cm" svg:height="1.803cm" svg:x="14.701cm" svg:y="2.982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803cm" svg:height="1.803cm" svg:x="20.495cm" svg:y="6.7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803cm" svg:height="1.803cm" svg:x="10.447cm" svg:y="15.24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5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5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5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5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5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5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5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5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5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5" draw:text-style-name="P1" draw:layer="layout" draw:type="line" svg:x1="16.564cm" svg:y1="10.284cm" svg:x2="15.593cm" svg:y2="4.786cm" svg:d="M16564 10284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9-08T00:43:35.009531633</dc:date>
    <dc:creator>elucterio </dc:creator>
    <meta:editing-duration>PT14M4S</meta:editing-duration>
    <meta:editing-cycles>13</meta:editing-cycles>
    <meta:generator>LibreOffice/4.2.8.2$Linux_X86_64 LibreOffice_project/420m0$Build-2</meta:generator>
    <meta:document-statistic meta:object-count="20"/>
  </office:meta>
</office:document-meta>
</file>